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/>
    </style:style>
    <style:style style:name="P2" style:family="paragraph" style:parent-style-name="Heading_20_4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</style:style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2">
      <style:paragraph-properties fo:margin-left="0cm" fo:margin-right="0cm" fo:text-indent="0cm" style:auto-text-indent="fals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3">
      <style:paragraph-properties fo:margin-left="0cm" fo:margin-right="0cm" fo:text-indent="0cm" style:auto-text-indent="false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text-indent="0cm" style:auto-text-indent="false"/>
    </style:style>
    <style:style style:name="P14" style:family="paragraph" style:parent-style-name="Text_20_body" style:list-style-name="L5">
      <style:paragraph-properties fo:margin-left="0cm" fo:margin-right="0cm" fo:text-indent="0cm" style:auto-text-indent="false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6">
      <style:paragraph-properties fo:margin-left="0cm" fo:margin-right="0cm" fo:text-indent="0cm" style:auto-text-indent="false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7">
      <style:paragraph-properties fo:margin-left="0cm" fo:margin-right="0cm" fo:text-indent="0cm" style:auto-text-indent="false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🧱 Estructura General</text:h>
      <text:p text:style-name="P3">Los ejercicios se organizan en <text:span text:style-name="Strong_20_Emphasis">cinco niveles progresivos</text:span>, desde habilidades individuales hasta integración colaborativa. Cada nivel incluye:</text:p>
      <text:list text:style-name="L1">
        <text:list-item>
          <text:p text:style-name="P4"><text:span text:style-name="Strong_20_Emphasis">Objetivo específico</text:span></text:p>
        </text:list-item>
        <text:list-item>
          <text:p text:style-name="P4"><text:span text:style-name="Strong_20_Emphasis">Contexto de aplicación</text:span> (relacionado con el módulo técnico)</text:p>
        </text:list-item>
        <text:list-item>
          <text:p text:style-name="P4"><text:span text:style-name="Strong_20_Emphasis">Instrucciones paso a paso detalladas</text:span> (con rutas exactas en la interfaz web)</text:p>
        </text:list-item>
        <text:list-item>
          <text:p text:style-name="P5"><text:span text:style-name="Strong_20_Emphasis">Resultado esperado</text:span></text:p>
        </text:list-item>
      </text:list>
      <text:p text:style-name="Horizontal_20_Line"/>
      <text:h text:style-name="P1" text:outline-level="3">🔹 Nivel 1: Documentación técnica profesional con Word</text:h>
      <text:h text:style-name="P2" text:outline-level="4">🎯 Objetivo</text:h>
      <text:p text:style-name="P3">Elaborar una guía técnica estructurada sobre la instalación de un sistema operativo, aplicando formato profesional mediante estilos, tablas y organización lógica del contenido.</text:p>
      <text:h text:style-name="P2" text:outline-level="4">📚 Contexto</text:h>
      <text:p text:style-name="P3">En el montaje y reparación de ordenadores, es fundamental documentar procedimientos técnicos de forma clara y estandarizada para uso personal, entrega al cliente o trabajo en equipo.</text:p>
      <text:h text:style-name="P2" text:outline-level="4">📝 Instrucciones paso a paso</text:h>
      <text:list text:style-name="L2">
        <text:list-item>
          <text:p text:style-name="P7"><text:span text:style-name="Strong_20_Emphasis">Acceso a Word Online</text:span></text:p>
          <text:list>
            <text:list-item>
              <text:p text:style-name="P8">Abre tu navegador web (Chrome, Edge, Firefox, etc.).</text:p>
            </text:list-item>
            <text:list-item>
              <text:p text:style-name="P8">Ve a <text:a xlink:type="simple" xlink:href="https://www.office.com/" office:target-frame-name="_blank" xlink:show="new" text:style-name="Internet_20_link" text:visited-style-name="Visited_20_Internet_20_Link">https://www.office.com </text:a>.</text:p>
            </text:list-item>
            <text:list-item>
              <text:p text:style-name="P8">Inicia sesión con tu cuenta de Outlook (correo y contraseña).</text:p>
            </text:list-item>
            <text:list-item>
              <text:p text:style-name="P8">En el panel principal, haz clic en el icono de <text:span text:style-name="Strong_20_Emphasis">Word</text:span>.</text:p>
            </text:list-item>
          </text:list>
        </text:list-item>
        <text:list-item>
          <text:p text:style-name="P7"><text:span text:style-name="Strong_20_Emphasis">Creación del documento</text:span></text:p>
          <text:list>
            <text:list-item>
              <text:p text:style-name="P8">Haz clic en <text:span text:style-name="Strong_20_Emphasis">“Documento en blanco”</text:span>.</text:p>
            </text:list-item>
            <text:list-item>
              <text:p text:style-name="P8">En la esquina superior izquierda, haz clic en <text:span text:style-name="Strong_20_Emphasis">“Sin título”</text:span> y escribe:</text:p>
            </text:list-item>
          </text:list>
        </text:list-item>
      </text:list>
      <text:section text:style-name="Sect1" text:name="code-textarea-470c1bf1-2c7a-43bc-a423-a40949856a92-18-1-1-1-1">
        <text:list text:continue-numbering="true" text:style-name="L2">
          <text:list-item>
            <text:list>
              <text:list-header>
                <text:p text:style-name="P8"/>
                <text:p text:style-name="P8">Guia_Instalacion_SO_nombre_alumno</text:p>
              </text:list-header>
            </text:list>
          </text:list-item>
        </text:list>
      </text:section>
      <text:section text:style-name="Sect1" text:name="plt-canvas-470c1bf1-2c7a-43bc-a423-a40949856a92-18-1-1-1-1">
        <text:list text:continue-numbering="true" text:style-name="L2">
          <text:list-item>
            <text:list>
              <text:list-header>
                <text:p text:style-name="P8"/>
              </text:list-header>
            </text:list>
          </text:list-item>
        </text:list>
      </text:section>
      <text:list text:continue-numbering="true" text:style-name="L2">
        <text:list-item>
          <text:list>
            <text:list-header>
              <text:p text:style-name="P6">(Word guardará automáticamente en OneDrive).</text:p>
            </text:list-header>
          </text:list>
        </text:list-item>
        <text:list-item>
          <text:p text:style-name="P7"><text:span text:style-name="Strong_20_Emphasis">Aplicación de estilos</text:span></text:p>
          <text:list>
            <text:list-item>
              <text:p text:style-name="P8">En la primera línea, escribe: <text:span text:style-name="Strong_20_Emphasis">Guía de instalación de Windows 11</text:span>.</text:p>
            </text:list-item>
            <text:list-item>
              <text:p text:style-name="P8">Selecciona ese texto y, en la pestaña <text:span text:style-name="Strong_20_Emphasis">Inicio</text:span>, haz clic en <text:span text:style-name="Strong_20_Emphasis">“Título 1”</text:span> (en el grupo “Estilos”).</text:p>
            </text:list-item>
            <text:list-item>
              <text:p text:style-name="P8">Presiona <text:span text:style-name="Strong_20_Emphasis">Enter</text:span> dos veces.</text:p>
            </text:list-item>
            <text:list-item>
              <text:p text:style-name="P8">Escribe: <text:span text:style-name="Strong_20_Emphasis">Requisitos del sistema</text:span> → selecciónalo → aplica <text:span text:style-name="Strong_20_Emphasis">“Título 2”</text:span>.</text:p>
            </text:list-item>
            <text:list-item>
              <text:p text:style-name="P8">Repite para las secciones:</text:p>
              <text:list>
                <text:list-item>
                  <text:p text:style-name="P8">Pasos de instalación</text:p>
                </text:list-item>
                <text:list-item>
                  <text:p text:style-name="P8">Errores comunes</text:p>
                </text:list-item>
                <text:list-item>
                  <text:p text:style-name="P8">Verificación post-instalación</text:p>
                </text:list-item>
              </text:list>
            </text:list-item>
          </text:list>
        </text:list-item>
        <text:list-item>
          <text:p text:style-name="P7"><text:soft-page-break/><text:span text:style-name="Strong_20_Emphasis">Inserción de tabla técnica</text:span></text:p>
          <text:list>
            <text:list-item>
              <text:p text:style-name="P8">Coloca el cursor bajo “Requisitos del sistema”.</text:p>
            </text:list-item>
            <text:list-item>
              <text:p text:style-name="P8">Ve a la pestaña <text:span text:style-name="Strong_20_Emphasis">Insertar</text:span> → haz clic en <text:span text:style-name="Strong_20_Emphasis">Tabla</text:span> → selecciona una tabla de <text:span text:style-name="Strong_20_Emphasis">3×5</text:span> (3 columnas, 5 filas).</text:p>
            </text:list-item>
            <text:list-item>
              <text:p text:style-name="P8">En la primera fila, escribe:</text:p>
              <text:list>
                <text:list-item>
                  <text:p text:style-name="P8"><text:span text:style-name="Strong_20_Emphasis">Componente</text:span> | <text:span text:style-name="Strong_20_Emphasis">Mínimo requerido</text:span> | <text:span text:style-name="Strong_20_Emphasis">Recomendado</text:span></text:p>
                </text:list-item>
              </text:list>
            </text:list-item>
            <text:list-item>
              <text:p text:style-name="P8">En las filas siguientes, completa:</text:p>
              <text:list>
                <text:list-item>
                  <text:p text:style-name="P8">Procesador | 1 GHz | 2 GHz o más</text:p>
                </text:list-item>
                <text:list-item>
                  <text:p text:style-name="P8">RAM | 4 GB | 8 GB o más</text:p>
                </text:list-item>
                <text:list-item>
                  <text:p text:style-name="P8">Almacenamiento | 64 GB SSD | 256 GB SSD o más</text:p>
                </text:list-item>
                <text:list-item>
                  <text:p text:style-name="P8">Tarjeta gráfica | Compatible con DirectX 12 | GPU dedicada</text:p>
                </text:list-item>
                <text:list-item>
                  <text:p text:style-name="P8">Firmware | UEFI, Secure Boot | TPM 2.0 activado</text:p>
                </text:list-item>
              </text:list>
            </text:list-item>
          </text:list>
        </text:list-item>
        <text:list-item>
          <text:p text:style-name="P7"><text:span text:style-name="Strong_20_Emphasis">Formato adicional</text:span></text:p>
          <text:list>
            <text:list-item>
              <text:p text:style-name="P8">Selecciona toda la tabla → pestaña <text:span text:style-name="Strong_20_Emphasis">Diseño de tabla</text:span> → aplica <text:span text:style-name="Strong_20_Emphasis">“Estilo de tabla: Cuadrícula”</text:span>.</text:p>
            </text:list-item>
            <text:list-item>
              <text:p text:style-name="P8">Bajo “Pasos de instalación”, escribe una lista numerada:</text:p>
              <text:list>
                <text:list-item text:start-value="1">
                  <text:p text:style-name="P8">Crear unidad USB de arranque con Rufus o Media Creation Tool.</text:p>
                </text:list-item>
                <text:list-item>
                  <text:p text:style-name="P8">Ingresar a BIOS/UEFI y configurar arranque desde USB.</text:p>
                </text:list-item>
                <text:list-item>
                  <text:p text:style-name="P8">Seguir asistente de instalación de Windows.</text:p>
                </text:list-item>
                <text:list-item>
                  <text:p text:style-name="P8">Particionar disco (recomendado: 1 partición NTFS).</text:p>
                </text:list-item>
                <text:list-item>
                  <text:p text:style-name="P8">Completar configuración inicial (usuario, región, etc.).</text:p>
                </text:list-item>
              </text:list>
            </text:list-item>
            <text:list-item>
              <text:p text:style-name="P8">Selecciona los pasos → pestaña <text:span text:style-name="Strong_20_Emphasis">Inicio</text:span> → haz clic en el ícono de <text:span text:style-name="Strong_20_Emphasis">Numeración</text:span>.</text:p>
            </text:list-item>
          </text:list>
        </text:list-item>
        <text:list-item>
          <text:p text:style-name="P7"><text:span text:style-name="Strong_20_Emphasis">Guardado y verificación</text:span></text:p>
          <text:list>
            <text:list-item>
              <text:p text:style-name="P8">El documento se guarda automáticamente en OneDrive.</text:p>
            </text:list-item>
            <text:list-item>
              <text:p text:style-name="P8">Para confirmar: haz clic en <text:span text:style-name="Strong_20_Emphasis">Archivo</text:span> → <text:span text:style-name="Strong_20_Emphasis">Información</text:span> → <text:span text:style-name="Strong_20_Emphasis">Abrir ubicación del archivo</text:span>.</text:p>
            </text:list-item>
            <text:list-item>
              <text:p text:style-name="P7">Verifica que el nombre sea: <text:span text:style-name="Source_20_Text">Guia_Instalacion_SO_nombre_alumno.docx</text:span>.</text:p>
            </text:list-item>
          </text:list>
        </text:list-item>
      </text:list>
      <text:h text:style-name="P2" text:outline-level="4">✅ Resultado esperado</text:h>
      <text:p text:style-name="P3">Un documento técnico bien estructurado, con estilos, tabla informativa y lista numerada, listo para ser compartido o impreso.</text:p>
      <text:p text:style-name="Horizontal_20_Line"/>
      <text:h text:style-name="P1" text:outline-level="3">🔹 Nivel 2: Análisis de rendimiento con Excel</text:h>
      <text:h text:style-name="P2" text:outline-level="4">🎯 Objetivo</text:h>
      <text:p text:style-name="P3">Registrar y analizar datos reales o simulados sobre tiempos de instalación de sistemas operativos, calculando media aritmética y porcentaje de éxito.</text:p>
      <text:h text:style-name="P2" text:outline-level="4">📚 Contexto</text:h>
      <text:p text:style-name="P3">En entornos técnicos, es común medir eficiencia (tiempo) y fiabilidad (éxito/fracaso) de procedimientos como la instalación de SO. Excel permite automatizar estos cálculos.</text:p>
      <text:h text:style-name="P2" text:outline-level="4"><text:soft-page-break/>📝 Instrucciones paso a paso</text:h>
      <text:list text:style-name="L3">
        <text:list-item>
          <text:p text:style-name="P10"><text:span text:style-name="Strong_20_Emphasis">Acceso a Excel Online</text:span></text:p>
          <text:list>
            <text:list-item>
              <text:p text:style-name="P11">En <text:a xlink:type="simple" xlink:href="https://www.office.com/" office:target-frame-name="_blank" xlink:show="new" text:style-name="Internet_20_link" text:visited-style-name="Visited_20_Internet_20_Link">office.com </text:a>, inicia sesión.</text:p>
            </text:list-item>
            <text:list-item>
              <text:p text:style-name="P11">Haz clic en el icono de <text:span text:style-name="Strong_20_Emphasis">Excel</text:span>.</text:p>
            </text:list-item>
            <text:list-item>
              <text:p text:style-name="P11">Selecciona <text:span text:style-name="Strong_20_Emphasis">“Libro en blanco”</text:span>.</text:p>
            </text:list-item>
          </text:list>
        </text:list-item>
        <text:list-item>
          <text:p text:style-name="P10"><text:span text:style-name="Strong_20_Emphasis">Nombrar y guardar el archivo</text:span></text:p>
          <text:list>
            <text:list-item>
              <text:p text:style-name="P11">Haz clic en <text:span text:style-name="Strong_20_Emphasis">“Sin título”</text:span> (arriba a la izquierda).</text:p>
            </text:list-item>
            <text:list-item>
              <text:p text:style-name="P11">Escribe:</text:p>
            </text:list-item>
          </text:list>
        </text:list-item>
      </text:list>
      <text:section text:style-name="Sect1" text:name="code-textarea-470c1bf1-2c7a-43bc-a423-a40949856a92-33-1-1-1-1">
        <text:list text:continue-numbering="true" text:style-name="L3">
          <text:list-item>
            <text:list>
              <text:list-header>
                <text:p text:style-name="P11"/>
                <text:p text:style-name="P11">Tiempos_Instalacion_SO_nombre_alumno</text:p>
              </text:list-header>
            </text:list>
          </text:list-item>
        </text:list>
      </text:section>
      <text:section text:style-name="Sect1" text:name="plt-canvas-470c1bf1-2c7a-43bc-a423-a40949856a92-33-1-1-1-1">
        <text:list text:continue-numbering="true" text:style-name="L3">
          <text:list-item>
            <text:list>
              <text:list-header>
                <text:p text:style-name="P11"/>
              </text:list-header>
            </text:list>
          </text:list-item>
        </text:list>
      </text:section>
      <text:list text:continue-numbering="true" text:style-name="L3">
        <text:list-item>
          <text:list>
            <text:list-header>
              <text:p text:style-name="P9">→ Guardará automáticamente en OneDrive.</text:p>
            </text:list-header>
          </text:list>
        </text:list-item>
        <text:list-item>
          <text:p text:style-name="P10"><text:span text:style-name="Strong_20_Emphasis">Crear la estructura de la hoja</text:span></text:p>
          <text:list>
            <text:list-item>
              <text:p text:style-name="P11">En la celda <text:span text:style-name="Strong_20_Emphasis">A1</text:span>, escribe: <text:span text:style-name="Strong_20_Emphasis">Equipo</text:span></text:p>
            </text:list-item>
            <text:list-item>
              <text:p text:style-name="P11">En <text:span text:style-name="Strong_20_Emphasis">B1</text:span>: <text:span text:style-name="Strong_20_Emphasis">Tiempo (min)</text:span></text:p>
            </text:list-item>
            <text:list-item>
              <text:p text:style-name="P11">En <text:span text:style-name="Strong_20_Emphasis">C1</text:span>: <text:span text:style-name="Strong_20_Emphasis">Instalación exitosa (Sí/No)</text:span></text:p>
            </text:list-item>
            <text:list-item>
              <text:p text:style-name="P11">Aplica negrita: selecciona A1:C1 → pestaña <text:span text:style-name="Strong_20_Emphasis">Inicio</text:span> → <text:span text:style-name="Strong_20_Emphasis">Negrita (B)</text:span>.</text:p>
            </text:list-item>
          </text:list>
        </text:list-item>
        <text:list-item>
          <text:p text:style-name="P10"><text:span text:style-name="Strong_20_Emphasis">Ingresar datos simulados (10 filas)</text:span></text:p>
          <text:list>
            <text:list-item>
              <text:p text:style-name="P11">En A2:A11, escribe: PC-01, PC-02, ..., PC-10.</text:p>
            </text:list-item>
            <text:list-item>
              <text:p text:style-name="P11">En B2:B11, ingresa tiempos entre 12 y 50 minutos (ej: 22, 35, 18, 41, 29, 33, 15, 47, 26, 38).</text:p>
            </text:list-item>
            <text:list-item>
              <text:p text:style-name="P11">En C2:C11, escribe “Sí” o “No” (ej: Sí en 8 filas, No en 2).</text:p>
            </text:list-item>
          </text:list>
        </text:list-item>
        <text:list-item>
          <text:p text:style-name="P10"><text:span text:style-name="Strong_20_Emphasis">Cálculo de la media de tiempos</text:span></text:p>
          <text:list>
            <text:list-item>
              <text:p text:style-name="P11">En celda <text:span text:style-name="Strong_20_Emphasis">B13</text:span>, escribe: <text:span text:style-name="Strong_20_Emphasis">Promedio de tiempo</text:span></text:p>
            </text:list-item>
            <text:list-item>
              <text:p text:style-name="P11">En <text:span text:style-name="Strong_20_Emphasis">B14</text:span>, escribe la fórmula:</text:p>
            </text:list-item>
          </text:list>
        </text:list-item>
      </text:list>
      <text:section text:style-name="Sect1" text:name="code-textarea-470c1bf1-2c7a-43bc-a423-a40949856a92-33-4-1-1-1">
        <text:list text:continue-numbering="true" text:style-name="L3">
          <text:list-item>
            <text:list>
              <text:list-header>
                <text:p text:style-name="P11"/>
                <text:p text:style-name="P11">=PROMEDIO(B2:B11)</text:p>
              </text:list-header>
            </text:list>
          </text:list-item>
        </text:list>
      </text:section>
      <text:section text:style-name="Sect1" text:name="plt-canvas-470c1bf1-2c7a-43bc-a423-a40949856a92-33-4-1-1-1">
        <text:list text:continue-numbering="true" text:style-name="L3">
          <text:list-item>
            <text:list>
              <text:list-header>
                <text:p text:style-name="P11"/>
              </text:list-header>
            </text:list>
          </text:list-item>
        </text:list>
      </text:section>
      <text:list text:continue-numbering="true" text:style-name="L3">
        <text:list-item>
          <text:list>
            <text:list-header>
              <text:p text:style-name="P11">→ Presiona <text:span text:style-name="Strong_20_Emphasis">Enter</text:span>. Aparecerá un número decimal (ej: 30.6).</text:p>
            </text:list-header>
          </text:list>
        </text:list-item>
        <text:list-item>
          <text:p text:style-name="P10"><text:span text:style-name="Strong_20_Emphasis">Cálculo del porcentaje de éxito</text:span></text:p>
          <text:list>
            <text:list-item>
              <text:p text:style-name="P11">En celda <text:span text:style-name="Strong_20_Emphasis">C13</text:span>, escribe: <text:span text:style-name="Strong_20_Emphasis">% de instalaciones exitosas</text:span></text:p>
            </text:list-item>
            <text:list-item>
              <text:p text:style-name="P11">En <text:span text:style-name="Strong_20_Emphasis">C14</text:span>, escribe la fórmula:</text:p>
            </text:list-item>
          </text:list>
        </text:list-item>
      </text:list>
      <text:section text:style-name="Sect1" text:name="code-textarea-470c1bf1-2c7a-43bc-a423-a40949856a92-33-5-1-1-1">
        <text:list text:continue-numbering="true" text:style-name="L3">
          <text:list-item>
            <text:list>
              <text:list-header>
                <text:p text:style-name="P11"/>
                <text:p text:style-name="P11">=CONTAR.SI(C2:C11,"Sí")/CONTARA(C2:C11)</text:p>
              </text:list-header>
            </text:list>
          </text:list-item>
        </text:list>
      </text:section>
      <text:section text:style-name="Sect1" text:name="plt-canvas-470c1bf1-2c7a-43bc-a423-a40949856a92-33-5-1-1-1">
        <text:list text:continue-numbering="true" text:style-name="L3">
          <text:list-item>
            <text:list>
              <text:list-header>
                <text:p text:style-name="P11"/>
              </text:list-header>
            </text:list>
          </text:list-item>
        </text:list>
      </text:section>
      <text:list text:continue-numbering="true" text:style-name="L3">
        <text:list-item>
          <text:list>
            <text:list-item>
              <text:p text:style-name="P11">Selecciona la celda C14 → pestaña <text:span text:style-name="Strong_20_Emphasis">Inicio</text:span> → haz clic en <text:span text:style-name="Strong_20_Emphasis">%</text:span> (porcentaje).<text:line-break/>→ Mostrará un valor como 80%.</text:p>
            </text:list-item>
          </text:list>
        </text:list-item>
        <text:list-item>
          <text:p text:style-name="P10"><text:span text:style-name="Strong_20_Emphasis">Formato final</text:span></text:p>
          <text:list>
            <text:list-item>
              <text:p text:style-name="P11">Selecciona todo el rango A1:C11 → pestaña <text:span text:style-name="Strong_20_Emphasis">Inicio</text:span> → <text:span text:style-name="Strong_20_Emphasis">Formato como tabla</text:span> → elige un estilo claro (ej: “Tabla 2”).</text:p>
            </text:list-item>
            <text:list-item>
              <text:p text:style-name="P11">Asegúrate de marcar <text:span text:style-name="Strong_20_Emphasis">“Mi tabla tiene encabezados”</text:span>.</text:p>
            </text:list-item>
          </text:list>
        </text:list-item>
        <text:list-item>
          <text:p text:style-name="P10"><text:span text:style-name="Strong_20_Emphasis">Verificación</text:span></text:p>
          <text:list>
            <text:list-item>
              <text:p text:style-name="P10"><text:soft-page-break/>Haz clic en <text:span text:style-name="Strong_20_Emphasis">Archivo</text:span> → <text:span text:style-name="Strong_20_Emphasis">Información</text:span> → <text:span text:style-name="Strong_20_Emphasis">Abrir en OneDrive</text:span> para confirmar ubicación.</text:p>
            </text:list-item>
          </text:list>
        </text:list-item>
      </text:list>
      <text:h text:style-name="P2" text:outline-level="4">✅ Resultado esperado</text:h>
      <text:p text:style-name="P3">Una hoja de cálculo funcional con datos técnicos, fórmulas automatizadas y formato profesional, útil para informes de rendimiento.</text:p>
      <text:p text:style-name="Horizontal_20_Line"/>
      <text:h text:style-name="P1" text:outline-level="3">🔹 Nivel 3: Gestión del conocimiento con OneNote</text:h>
      <text:h text:style-name="P2" text:outline-level="4">🎯 Objetivo</text:h>
      <text:p text:style-name="P3">Construir un cuaderno digital estructurado para registrar apuntes, errores comunes y listas de verificación relacionadas con la instalación de sistemas operativos.</text:p>
      <text:h text:style-name="P2" text:outline-level="4">📚 Contexto</text:h>
      <text:p text:style-name="P3">OneNote permite organizar información técnica de forma no lineal, ideal para apuntes durante prácticas de laboratorio o resolución de incidencias.</text:p>
      <text:h text:style-name="P2" text:outline-level="4">📝 Instrucciones paso a paso</text:h>
      <text:list text:style-name="L4">
        <text:list-item>
          <text:p text:style-name="P12"><text:span text:style-name="Strong_20_Emphasis">Acceso a OneNote Online</text:span></text:p>
          <text:list>
            <text:list-item>
              <text:p text:style-name="P12">Ve a <text:a xlink:type="simple" xlink:href="https://www.office.com/" office:target-frame-name="_blank" xlink:show="new" text:style-name="Internet_20_link" text:visited-style-name="Visited_20_Internet_20_Link">office.com </text:a>→ inicia sesión.</text:p>
            </text:list-item>
            <text:list-item>
              <text:p text:style-name="P13">Haz clic en el icono de <text:span text:style-name="Strong_20_Emphasis">OneNote</text:span>.</text:p>
            </text:list-item>
          </text:list>
        </text:list-item>
      </text:list>
      <text:list text:style-name="L5">
        <text:list-item>
          <text:p text:style-name="P14"><text:span text:style-name="Strong_20_Emphasis">Crear un nuevo cuaderno</text:span></text:p>
          <text:list>
            <text:list-item>
              <text:p text:style-name="P15">En la esquina inferior izquierda, haz clic en <text:span text:style-name="Strong_20_Emphasis">“+ Cuaderno”</text:span>.</text:p>
            </text:list-item>
            <text:list-item>
              <text:p text:style-name="P15">Escribe el nombre:</text:p>
            </text:list-item>
          </text:list>
        </text:list-item>
      </text:list>
      <text:section text:style-name="Sect1" text:name="code-textarea-470c1bf1-2c7a-43bc-a423-a40949856a92-50-0-1-1-1">
        <text:list text:continue-numbering="true" text:style-name="L5">
          <text:list-item>
            <text:list>
              <text:list-header>
                <text:p text:style-name="P15"/>
                <text:p text:style-name="P15">Modulo2_Instalacion_SO_nombre_alumno</text:p>
              </text:list-header>
            </text:list>
          </text:list-item>
        </text:list>
      </text:section>
      <text:section text:style-name="Sect1" text:name="plt-canvas-470c1bf1-2c7a-43bc-a423-a40949856a92-50-0-1-1-1">
        <text:list text:continue-numbering="true" text:style-name="L5">
          <text:list-item>
            <text:list>
              <text:list-header>
                <text:p text:style-name="P15"/>
              </text:list-header>
            </text:list>
          </text:list-item>
        </text:list>
      </text:section>
      <text:list text:continue-numbering="true" text:style-name="L5">
        <text:list-item>
          <text:list>
            <text:list-item>
              <text:p text:style-name="P15">Haz clic en <text:span text:style-name="Strong_20_Emphasis">Crear</text:span>.</text:p>
            </text:list-item>
          </text:list>
        </text:list-item>
        <text:list-item>
          <text:p text:style-name="P14"><text:span text:style-name="Strong_20_Emphasis">Crear secciones</text:span></text:p>
          <text:list>
            <text:list-item>
              <text:p text:style-name="P15">Por defecto, hay una sección llamada “Sección 1”.</text:p>
            </text:list-item>
            <text:list-item>
              <text:p text:style-name="P15">Haz clic derecho sobre ella → <text:span text:style-name="Strong_20_Emphasis">Cambiar nombre</text:span> → escribe: <text:span text:style-name="Strong_20_Emphasis">Apuntes teóricos</text:span>.</text:p>
            </text:list-item>
            <text:list-item>
              <text:p text:style-name="P15">Haz clic en el ícono <text:span text:style-name="Strong_20_Emphasis">+</text:span> a la derecha del nombre de la sección para crear una nueva.</text:p>
              <text:list>
                <text:list-item>
                  <text:p text:style-name="P15">Nómbrala: <text:span text:style-name="Strong_20_Emphasis">Errores y soluciones</text:span>.</text:p>
                </text:list-item>
              </text:list>
            </text:list-item>
            <text:list-item>
              <text:p text:style-name="P15">Crea una tercera sección: <text:span text:style-name="Strong_20_Emphasis">Checklist de instalación</text:span>.</text:p>
            </text:list-item>
          </text:list>
        </text:list-item>
        <text:list-item>
          <text:p text:style-name="P14"><text:span text:style-name="Strong_20_Emphasis">Rellenar “Apuntes teóricos”</text:span></text:p>
          <text:list>
            <text:list-item>
              <text:p text:style-name="P15">En la página predeterminada, escribe:</text:p>
            </text:list-item>
          </text:list>
        </text:list-item>
      </text:list>
      <text:section text:style-name="Sect1" text:name="code-textarea-470c1bf1-2c7a-43bc-a423-a40949856a92-50-2-1-0-1">
        <text:list text:continue-numbering="true" text:style-name="L5">
          <text:list-item>
            <text:list>
              <text:list-header>
                <text:p text:style-name="P15"/>
                <text:p text:style-name="P15">Conceptos clave – Instalación de SO</text:p>
              </text:list-header>
            </text:list>
          </text:list-item>
        </text:list>
      </text:section>
      <text:section text:style-name="Sect1" text:name="plt-canvas-470c1bf1-2c7a-43bc-a423-a40949856a92-50-2-1-0-1">
        <text:list text:continue-numbering="true" text:style-name="L5">
          <text:list-item>
            <text:list>
              <text:list-header>
                <text:p text:style-name="P15"/>
              </text:list-header>
            </text:list>
          </text:list-item>
        </text:list>
      </text:section>
      <text:list text:continue-numbering="true" text:style-name="L5">
        <text:list-item>
          <text:list>
            <text:list-item>
              <text:p text:style-name="P15">Bajo ello, crea una lista con viñetas:</text:p>
              <text:list>
                <text:list-item>
                  <text:p text:style-name="P15">BIOS vs UEFI</text:p>
                </text:list-item>
                <text:list-item>
                  <text:p text:style-name="P15">Particiones primarias y lógicas</text:p>
                </text:list-item>
                <text:list-item>
                  <text:p text:style-name="P15"><text:soft-page-break/>Formatos de archivo: NTFS, FAT32, exFAT</text:p>
                </text:list-item>
                <text:list-item>
                  <text:p text:style-name="P15">Controladores (drivers) post-instalación</text:p>
                </text:list-item>
              </text:list>
            </text:list-item>
          </text:list>
        </text:list-item>
        <text:list-item>
          <text:p text:style-name="P14"><text:span text:style-name="Strong_20_Emphasis">Rellenar “Errores y soluciones”</text:span></text:p>
          <text:list>
            <text:list-item>
              <text:p text:style-name="P15">Cambia a esa sección.</text:p>
            </text:list-item>
            <text:list-item>
              <text:p text:style-name="P15">Escribe: <text:span text:style-name="Strong_20_Emphasis">Errores comunes al instalar Windows</text:span></text:p>
            </text:list-item>
            <text:list-item>
              <text:p text:style-name="P15">Lista con viñetas:</text:p>
              <text:list>
                <text:list-item>
                  <text:p text:style-name="P15">“No boot device found” → Verificar orden de arranque en BIOS</text:p>
                </text:list-item>
                <text:list-item>
                  <text:p text:style-name="P15">Pantalla azul durante instalación → Probar con RAM diferente</text:p>
                </text:list-item>
                <text:list-item>
                  <text:p text:style-name="P15">Error 0x80070005 → Desactivar Secure Boot temporalmente</text:p>
                </text:list-item>
              </text:list>
            </text:list-item>
          </text:list>
        </text:list-item>
        <text:list-item>
          <text:p text:style-name="P14"><text:span text:style-name="Strong_20_Emphasis">Rellenar “Checklist de instalación”</text:span></text:p>
          <text:list>
            <text:list-item>
              <text:p text:style-name="P15">Cambia a esta sección.</text:p>
            </text:list-item>
            <text:list-item>
              <text:p text:style-name="P15">Escribe: <text:span text:style-name="Strong_20_Emphasis">Checklist – Instalación limpia de SO</text:span></text:p>
            </text:list-item>
            <text:list-item>
              <text:p text:style-name="P15">Lista numerada:</text:p>
              <text:list>
                <text:list-item text:start-value="1">
                  <text:p text:style-name="P15">Verificar compatibilidad de hardware (CPU, RAM, TPM).</text:p>
                </text:list-item>
                <text:list-item>
                  <text:p text:style-name="P15">Descargar herramienta de creación de medios (Media Creation Tool).</text:p>
                </text:list-item>
                <text:list-item>
                  <text:p text:style-name="P15">Crear USB de arranque (mín. 8 GB).</text:p>
                </text:list-item>
                <text:list-item>
                  <text:p text:style-name="P15">Acceder a BIOS/UEFI (tecla F2, F12, DEL, etc.).</text:p>
                </text:list-item>
                <text:list-item>
                  <text:p text:style-name="P15">Deshabilitar Fast Boot si es necesario.</text:p>
                </text:list-item>
                <text:list-item>
                  <text:p text:style-name="P15">Seleccionar USB como dispositivo de arranque.</text:p>
                </text:list-item>
                <text:list-item>
                  <text:p text:style-name="P15">Formatear disco duro durante instalación.</text:p>
                </text:list-item>
                <text:list-item>
                  <text:p text:style-name="P15">Instalar controladores críticos tras instalación.</text:p>
                </text:list-item>
              </text:list>
            </text:list-item>
          </text:list>
        </text:list-item>
        <text:list-item>
          <text:p text:style-name="P14"><text:span text:style-name="Strong_20_Emphasis">Sincronización</text:span></text:p>
          <text:list>
            <text:list-item>
              <text:p text:style-name="P15">OneNote guarda y sincroniza automáticamente en OneDrive.</text:p>
            </text:list-item>
            <text:list-item>
              <text:p text:style-name="P14">Para verificar: haz clic en los tres puntos (⋯) → <text:span text:style-name="Strong_20_Emphasis">Copiar vínculo a la sección</text:span> → pégalo en un bloc de notas.</text:p>
            </text:list-item>
          </text:list>
        </text:list-item>
      </text:list>
      <text:h text:style-name="P2" text:outline-level="4">✅ Resultado esperado</text:h>
      <text:p text:style-name="P3">Un cuaderno digital organizado, accesible desde cualquier dispositivo, con información técnica estructurada y útil para repaso o consulta rápida.</text:p>
      <text:p text:style-name="Horizontal_20_Line"/>
      <text:h text:style-name="P1" text:outline-level="3">🔹 Nivel 4: Gestión de archivos en la nube con OneDrive</text:h>
      <text:h text:style-name="P2" text:outline-level="4">🎯 Objetivo</text:h>
      <text:p text:style-name="P3">Organizar, almacenar y compartir de forma segura los archivos generados en los niveles anteriores, asegurando acceso remoto y respaldo.</text:p>
      <text:h text:style-name="P2" text:outline-level="4">📚 Contexto</text:h>
      <text:p text:style-name="P3">En entornos profesionales, el uso de almacenamiento en la nube es esencial para evitar pérdidas de documentación técnica y facilitar la movilidad.</text:p>
      <text:h text:style-name="P2" text:outline-level="4">📝 Instrucciones paso a paso</text:h>
      <text:list text:style-name="L6">
        <text:list-item>
          <text:p text:style-name="P16"><text:span text:style-name="Strong_20_Emphasis">Acceso a OneDrive</text:span></text:p>
          <text:list>
            <text:list-item>
              <text:p text:style-name="P17"><text:soft-page-break/>Ve a <text:a xlink:type="simple" xlink:href="https://onedrive.live.com/" office:target-frame-name="_blank" xlink:show="new" text:style-name="Internet_20_link" text:visited-style-name="Visited_20_Internet_20_Link">https://onedrive.live.com </text:a>o desde [office.com] → icono de <text:span text:style-name="Strong_20_Emphasis">OneDrive</text:span>.</text:p>
            </text:list-item>
          </text:list>
        </text:list-item>
        <text:list-item>
          <text:p text:style-name="P16"><text:span text:style-name="Strong_20_Emphasis">Crear carpeta principal</text:span></text:p>
          <text:list>
            <text:list-item>
              <text:p text:style-name="P17">En la parte superior, haz clic en <text:span text:style-name="Strong_20_Emphasis">Nuevo</text:span> → <text:span text:style-name="Strong_20_Emphasis">Carpeta</text:span>.</text:p>
            </text:list-item>
            <text:list-item>
              <text:p text:style-name="P17">Nombra la carpeta:</text:p>
            </text:list-item>
          </text:list>
        </text:list-item>
      </text:list>
      <text:section text:style-name="Sect1" text:name="code-textarea-470c1bf1-2c7a-43bc-a423-a40949856a92-65-1-1-1-1">
        <text:list text:continue-numbering="true" text:style-name="L6">
          <text:list-item>
            <text:list>
              <text:list-header>
                <text:p text:style-name="P17"/>
                <text:p text:style-name="P17">Curso_Montaje_PC_Modulo2_nombre_alumno</text:p>
              </text:list-header>
            </text:list>
          </text:list-item>
        </text:list>
      </text:section>
      <text:section text:style-name="Sect1" text:name="plt-canvas-470c1bf1-2c7a-43bc-a423-a40949856a92-65-1-1-1-1">
        <text:list text:continue-numbering="true" text:style-name="L6">
          <text:list-item>
            <text:list>
              <text:list-header>
                <text:p text:style-name="P17"/>
              </text:list-header>
            </text:list>
          </text:list-item>
        </text:list>
      </text:section>
      <text:list text:continue-numbering="true" text:style-name="L6">
        <text:list-item>
          <text:list>
            <text:list-item>
              <text:p text:style-name="P17">Haz clic en <text:span text:style-name="Strong_20_Emphasis">Crear</text:span>.</text:p>
            </text:list-item>
          </text:list>
        </text:list-item>
        <text:list-item>
          <text:p text:style-name="P16"><text:span text:style-name="Strong_20_Emphasis">Subir archivos (si no están ya)</text:span></text:p>
          <text:list>
            <text:list-item>
              <text:p text:style-name="P17">Aunque Word y Excel guardan automáticamente en OneDrive, es posible que estén en la carpeta raíz.</text:p>
            </text:list-item>
            <text:list-item>
              <text:p text:style-name="P17">En OneDrive, busca los archivos:</text:p>
              <text:list>
                <text:list-item>
                  <text:p text:style-name="P17"><text:span text:style-name="Source_20_Text">Guia_Instalacion_SO_nombre_alumno.docx</text:span></text:p>
                </text:list-item>
                <text:list-item>
                  <text:p text:style-name="P17"><text:span text:style-name="Source_20_Text">Tiempos_Instalacion_SO_nombre_alumno.xlsx</text:span></text:p>
                </text:list-item>
              </text:list>
            </text:list-item>
            <text:list-item>
              <text:p text:style-name="P17">Selecciona ambos (mantén <text:span text:style-name="Strong_20_Emphasis">Ctrl</text:span> y haz clic en cada uno).</text:p>
            </text:list-item>
            <text:list-item>
              <text:p text:style-name="P17">Haz clic en <text:span text:style-name="Strong_20_Emphasis">Mover a</text:span> → selecciona la carpeta recién creada → <text:span text:style-name="Strong_20_Emphasis">Mover aquí</text:span>.</text:p>
            </text:list-item>
          </text:list>
        </text:list-item>
        <text:list-item>
          <text:p text:style-name="P16"><text:span text:style-name="Strong_20_Emphasis">Verificar contenido</text:span></text:p>
          <text:list>
            <text:list-item>
              <text:p text:style-name="P17">Abre la carpeta <text:span text:style-name="Source_20_Text">Curso_Montaje_PC_Modulo2_nombre_alumno</text:span>.</text:p>
            </text:list-item>
            <text:list-item>
              <text:p text:style-name="P17">Confirma que contiene los dos archivos y que el cuaderno de OneNote aparece en la sección “Cuadernos” (OneNote no se almacena como archivo visible, pero está vinculado).</text:p>
            </text:list-item>
          </text:list>
        </text:list-item>
        <text:list-item>
          <text:p text:style-name="P16"><text:span text:style-name="Strong_20_Emphasis">Compartir carpeta (simulación de entrega)</text:span></text:p>
          <text:list>
            <text:list-item>
              <text:p text:style-name="P17">Haz clic en los tres puntos (⋯) junto al nombre de la carpeta.</text:p>
            </text:list-item>
            <text:list-item>
              <text:p text:style-name="P17">Selecciona <text:span text:style-name="Strong_20_Emphasis">Compartir</text:span>.</text:p>
            </text:list-item>
            <text:list-item>
              <text:p text:style-name="P17">En el campo “Invitar personas”, escribe tu propio correo (o el de un compañero si aplica).</text:p>
            </text:list-item>
            <text:list-item>
              <text:p text:style-name="P17">Marca la opción: <text:span text:style-name="Strong_20_Emphasis">Puede ver</text:span>.</text:p>
            </text:list-item>
            <text:list-item>
              <text:p text:style-name="P17">Desmarca “Requiere inicio de sesión” si deseas enlace público (opcional).</text:p>
            </text:list-item>
            <text:list-item>
              <text:p text:style-name="P17">Haz clic en <text:span text:style-name="Strong_20_Emphasis">Enviar</text:span> o <text:span text:style-name="Strong_20_Emphasis">Copiar enlace</text:span>.</text:p>
            </text:list-item>
          </text:list>
        </text:list-item>
        <text:list-item>
          <text:p text:style-name="P16"><text:span text:style-name="Strong_20_Emphasis">Acceso desde otro dispositivo</text:span></text:p>
          <text:list>
            <text:list-item>
              <text:p text:style-name="P17">En tu teléfono o en otro ordenador, abre un navegador.</text:p>
            </text:list-item>
            <text:list-item>
              <text:p text:style-name="P17">Ve a [onedrive.live.com], inicia sesión.</text:p>
            </text:list-item>
            <text:list-item>
              <text:p text:style-name="P16">Navega a la carpeta y abre los archivos para confirmar que se cargan correctamente.</text:p>
            </text:list-item>
          </text:list>
        </text:list-item>
      </text:list>
      <text:h text:style-name="P2" text:outline-level="4">✅ Resultado esperado</text:h>
      <text:p text:style-name="P3">Una carpeta centralizada en la nube con toda la documentación del módulo, organizada, respaldada y lista para compartir o entregar.</text:p>
      <text:p text:style-name="Horizontal_20_Line"/>
      <text:h text:style-name="P1" text:outline-level="3"><text:soft-page-break/>🔹 Nivel 5: Colaboración técnica con Microsoft Teams</text:h>
      <text:h text:style-name="P2" text:outline-level="4">🎯 Objetivo</text:h>
      <text:p text:style-name="P3">Simular una sesión de soporte técnico o revisión de documentación en equipo, utilizando canales, mensajería y reuniones en Teams.</text:p>
      <text:h text:style-name="P2" text:outline-level="4">📚 Contexto</text:h>
      <text:p text:style-name="P3">En entornos laborales reales, los técnicos usan plataformas como Teams para coordinar tareas, revisar procedimientos y resolver incidencias en grupo.</text:p>
      <text:h text:style-name="P2" text:outline-level="4">📝 Instrucciones paso a paso</text:h>
      <text:list text:style-name="L7">
        <text:list-item>
          <text:p text:style-name="P18"><text:span text:style-name="Strong_20_Emphasis">Acceso a Teams</text:span></text:p>
          <text:list>
            <text:list-item>
              <text:p text:style-name="P19">Ve a <text:a xlink:type="simple" xlink:href="https://teams.microsoft.com/" office:target-frame-name="_blank" xlink:show="new" text:style-name="Internet_20_link" text:visited-style-name="Visited_20_Internet_20_Link">https://teams.microsoft.com </text:a>.</text:p>
            </text:list-item>
            <text:list-item>
              <text:p text:style-name="P19">Inicia sesión con tu cuenta de Outlook.</text:p>
            </text:list-item>
          </text:list>
        </text:list-item>
        <text:list-item>
          <text:p text:style-name="P18"><text:span text:style-name="Strong_20_Emphasis">Crear un equipo de práctica</text:span></text:p>
          <text:list>
            <text:list-item>
              <text:p text:style-name="P19">En el panel izquierdo, haz clic en <text:span text:style-name="Strong_20_Emphasis">Equipos</text:span>.</text:p>
            </text:list-item>
            <text:list-item>
              <text:p text:style-name="P19">Abajo, haz clic en <text:span text:style-name="Strong_20_Emphasis">Unirse o crear un equipo</text:span> → <text:span text:style-name="Strong_20_Emphasis">Crear equipo</text:span>.</text:p>
            </text:list-item>
            <text:list-item>
              <text:p text:style-name="P19">Selecciona <text:span text:style-name="Strong_20_Emphasis">Desde cero</text:span>.</text:p>
            </text:list-item>
            <text:list-item>
              <text:p text:style-name="P19">Elige <text:span text:style-name="Strong_20_Emphasis">Privado</text:span> → <text:span text:style-name="Strong_20_Emphasis">Siguiente</text:span>.</text:p>
            </text:list-item>
            <text:list-item>
              <text:p text:style-name="P19">Nombre del equipo:</text:p>
            </text:list-item>
          </text:list>
        </text:list-item>
      </text:list>
      <text:section text:style-name="Sect1" text:name="code-textarea-470c1bf1-2c7a-43bc-a423-a40949856a92-80-1-1-4-1">
        <text:list text:continue-numbering="true" text:style-name="L7">
          <text:list-item>
            <text:list>
              <text:list-header>
                <text:p text:style-name="P19"/>
                <text:p text:style-name="P19">Soporte_Tecnico_Modulo2_nombre_alumno</text:p>
              </text:list-header>
            </text:list>
          </text:list-item>
        </text:list>
      </text:section>
      <text:section text:style-name="Sect1" text:name="plt-canvas-470c1bf1-2c7a-43bc-a423-a40949856a92-80-1-1-4-1">
        <text:list text:continue-numbering="true" text:style-name="L7">
          <text:list-item>
            <text:list>
              <text:list-header>
                <text:p text:style-name="P19"/>
              </text:list-header>
            </text:list>
          </text:list-item>
        </text:list>
      </text:section>
      <text:list text:continue-numbering="true" text:style-name="L7">
        <text:list-item>
          <text:list>
            <text:list-item>
              <text:p text:style-name="P19">Descripción: <text:span text:style-name="Emphasis">Equipo de práctica para el módulo de instalación de sistemas operativos</text:span>.</text:p>
            </text:list-item>
            <text:list-item>
              <text:p text:style-name="P19">Haz clic en <text:span text:style-name="Strong_20_Emphasis">Crear</text:span>.</text:p>
            </text:list-item>
          </text:list>
        </text:list-item>
        <text:list-item>
          <text:p text:style-name="P18"><text:span text:style-name="Strong_20_Emphasis">Invitar a un compañero (o usar cuenta secundaria)</text:span></text:p>
          <text:list>
            <text:list-item>
              <text:p text:style-name="P19">Dentro del equipo, haz clic en los tres puntos (⋯) junto al nombre del equipo.</text:p>
            </text:list-item>
            <text:list-item>
              <text:p text:style-name="P19">Selecciona <text:span text:style-name="Strong_20_Emphasis">Agregar miembros</text:span>.</text:p>
            </text:list-item>
            <text:list-item>
              <text:p text:style-name="P19">Ingresa un correo de prueba (puedes usar tu propio correo si solo practicas).</text:p>
            </text:list-item>
            <text:list-item>
              <text:p text:style-name="P19">Haz clic en <text:span text:style-name="Strong_20_Emphasis">Agregar</text:span>.</text:p>
            </text:list-item>
          </text:list>
        </text:list-item>
        <text:list-item>
          <text:p text:style-name="P18"><text:span text:style-name="Strong_20_Emphasis">Publicar documento en el canal</text:span></text:p>
          <text:list>
            <text:list-item>
              <text:p text:style-name="P19">En el canal <text:span text:style-name="Strong_20_Emphasis">General</text:span>, haz clic en el cuadro de mensaje.</text:p>
            </text:list-item>
            <text:list-item>
              <text:p text:style-name="P19">Escribe:</text:p>
            </text:list-item>
          </text:list>
        </text:list-item>
      </text:list>
      <text:section text:style-name="Sect1" text:name="code-textarea-470c1bf1-2c7a-43bc-a423-a40949856a92-80-3-1-1-1">
        <text:list text:continue-numbering="true" text:style-name="L7">
          <text:list-item>
            <text:list>
              <text:list-header>
                <text:p text:style-name="P19"/>
                <text:p text:style-name="P19">Hola, comparto mi guía técnica de instalación de SO para revisión. Incluye requisitos, pasos y checklist.</text:p>
              </text:list-header>
            </text:list>
          </text:list-item>
        </text:list>
      </text:section>
      <text:section text:style-name="Sect1" text:name="plt-canvas-470c1bf1-2c7a-43bc-a423-a40949856a92-80-3-1-1-1">
        <text:list text:continue-numbering="true" text:style-name="L7">
          <text:list-item>
            <text:list>
              <text:list-header>
                <text:p text:style-name="P19"/>
              </text:list-header>
            </text:list>
          </text:list-item>
        </text:list>
      </text:section>
      <text:list text:continue-numbering="true" text:style-name="L7">
        <text:list-item>
          <text:list>
            <text:list-item>
              <text:p text:style-name="P19">Haz clic en el ícono de <text:span text:style-name="Strong_20_Emphasis">clip (📎)</text:span> → <text:span text:style-name="Strong_20_Emphasis">OneDrive</text:span>.</text:p>
            </text:list-item>
            <text:list-item>
              <text:p text:style-name="P19">Navega hasta la carpeta <text:span text:style-name="Source_20_Text">Curso_Montaje_PC_Modulo2_nombre_alumno</text:span>.</text:p>
            </text:list-item>
            <text:list-item>
              <text:p text:style-name="P19">Selecciona <text:span text:style-name="Source_20_Text">Guia_Instalacion_SO_nombre_alumno.docx</text:span> → <text:span text:style-name="Strong_20_Emphasis">Abrir</text:span>.</text:p>
            </text:list-item>
            <text:list-item>
              <text:p text:style-name="P19">Haz clic en <text:span text:style-name="Strong_20_Emphasis">Enviar</text:span>.</text:p>
            </text:list-item>
          </text:list>
        </text:list-item>
        <text:list-item>
          <text:p text:style-name="P18"><text:span text:style-name="Strong_20_Emphasis">Iniciar una reunión rápida</text:span></text:p>
          <text:list>
            <text:list-item>
              <text:p text:style-name="P19"><text:soft-page-break/>Arriba del cuadro de chat, haz clic en el ícono de <text:span text:style-name="Strong_20_Emphasis">cámara (📹)</text:span> → <text:span text:style-name="Strong_20_Emphasis">Reunión rápida</text:span>.</text:p>
            </text:list-item>
            <text:list-item>
              <text:p text:style-name="P19">Una vez en la reunión:</text:p>
              <text:list>
                <text:list-item>
                  <text:p text:style-name="P19">Activa micrófono y cámara (opcional).</text:p>
                </text:list-item>
                <text:list-item>
                  <text:p text:style-name="P19">Haz clic en <text:span text:style-name="Strong_20_Emphasis">Compartir</text:span> → selecciona <text:span text:style-name="Strong_20_Emphasis">Pantalla</text:span> o <text:span text:style-name="Strong_20_Emphasis">Ventana</text:span> → elige el documento de Word.</text:p>
                </text:list-item>
                <text:list-item>
                  <text:p text:style-name="P19">Explica brevemente los puntos clave de tu guía (2–3 minutos).</text:p>
                </text:list-item>
              </text:list>
            </text:list-item>
            <text:list-item>
              <text:p text:style-name="P19">Haz clic en <text:span text:style-name="Strong_20_Emphasis">Detener compartir</text:span> al terminar.</text:p>
            </text:list-item>
          </text:list>
        </text:list-item>
        <text:list-item>
          <text:p text:style-name="P18"><text:span text:style-name="Strong_20_Emphasis">Registrar feedback (opcional)</text:span></text:p>
          <text:list>
            <text:list-item>
              <text:p text:style-name="P19">Si hay otro participante, pídele que comente en el chat:</text:p>
              <text:list>
                <text:list-item>
                  <text:p text:style-name="P19">¿La guía es clara?</text:p>
                </text:list-item>
                <text:list-item>
                  <text:p text:style-name="P19">¿Falta algún paso crítico?</text:p>
                </text:list-item>
              </text:list>
            </text:list-item>
            <text:list-item>
              <text:p text:style-name="P19">Si estás solo, escribe tú mismo un mensaje de autoevaluación:</text:p>
            </text:list-item>
          </text:list>
        </text:list-item>
      </text:list>
      <text:section text:style-name="Sect1" text:name="code-textarea-470c1bf1-2c7a-43bc-a423-a40949856a92-80-5-1-1-1">
        <text:list text:continue-numbering="true" text:style-name="L7">
          <text:list-item>
            <text:list>
              <text:list-header>
                <text:p text:style-name="P19"/>
              </text:list-header>
              <text:list-item>
                <text:p text:style-name="P19">Autoevaluación: La guía cubre los pasos esenciales, pero debería añadir una sección sobre actualizaciones post-instalación.</text:p>
              </text:list-item>
            </text:list>
          </text:list-item>
        </text:list>
      </text:section>
      <text:section text:style-name="Sect1" text:name="plt-canvas-470c1bf1-2c7a-43bc-a423-a40949856a92-80-5-1-1-1">
        <text:list text:continue-numbering="true" text:style-name="L7">
          <text:list-item>
            <text:list>
              <text:list-header>
                <text:p text:style-name="P19"/>
              </text:list-header>
            </text:list>
          </text:list-item>
        </text:list>
      </text:section>
      <text:list text:continue-numbering="true" text:style-name="L7">
        <text:list-item>
          <text:p text:style-name="P18"><text:span text:style-name="Strong_20_Emphasis">Salir y guardar</text:span></text:p>
          <text:list>
            <text:list-item>
              <text:p text:style-name="P19">Haz clic en <text:span text:style-name="Strong_20_Emphasis">Dejar</text:span> para salir de la reunión.</text:p>
            </text:list-item>
            <text:list-item>
              <text:p text:style-name="P18">Todo el historial (mensajes, archivos, enlaces) queda guardado en el equipo de Teams.</text:p>
            </text:list-item>
          </text:list>
        </text:list-item>
      </text:list>
      <text:h text:style-name="P2" text:outline-level="4">✅ Resultado esperado</text:h>
      <text:p text:style-name="P3">Experiencia práctica en colaboración digital: compartir documentos, comunicar procedimientos técnicos y recibir retroalimentación en un entorno profesional simulado.</text:p>
      <text:p text:style-name="P3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00:14:11.206417128</meta:creation-date>
    <meta:print-date>2025-10-23T00:18:39.318171113</meta:print-date>
    <meta:printed-by>Archivos PDF</meta:printed-by>
    <dc:date>2025-10-23T00:19:19.378808188</dc:date>
    <meta:editing-duration>PT40S</meta:editing-duration>
    <meta:editing-cycles>1</meta:editing-cycles>
    <meta:document-statistic meta:table-count="0" meta:image-count="0" meta:object-count="0" meta:page-count="8" meta:paragraph-count="256" meta:word-count="1994" meta:character-count="11764" meta:non-whitespace-character-count="10216"/>
    <meta:generator>LibreOffice/24.2.2.2$Linux_X86_64 LibreOffice_project/d56cc158d8a96260b836f100ef4b4ef25d6f1a01</meta:generator>
  </office:meta>
</office:document-meta>
</file>